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3.388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99" calcext:value-type="float">
            <text:p>99</text:p>
          </table:table-cell>
          <table:table-cell table:style-name="ce7" table:formula="of:=COUNTIF([.B7:.B135];&quot;X&quot;)" office:value-type="float" office:value="77" calcext:value-type="float">
            <text:p>77</text:p>
          </table:table-cell>
          <table:table-cell table:style-name="ce7" table:formula="of:=COUNTIF([.C7:.C135];&quot;X&quot;)" office:value-type="float" office:value="11" calcext:value-type="float">
            <text:p>11</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7" calcext:value-type="float">
            <text:p>17</text:p>
          </table:table-cell>
          <table:table-cell table:style-name="ce25" table:formula="of:=SUM([.B2:.F2])" office:value-type="float" office:value="115" calcext:value-type="float">
            <text:p>115</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4">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1" table:number-rows-repeated="3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1">00/00/0000</text:date>, <text:time style:data-style-name="N2" text:time-value="20:10:29.5054055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1T20:13:05.308463221</dc:date>
    <meta:editing-duration>PT8H44M15S</meta:editing-duration>
    <meta:editing-cycles>126</meta:editing-cycles>
    <meta:document-statistic meta:table-count="1" meta:cell-count="573" meta:object-count="0"/>
  </office:meta>
</office:document-meta>
</file>